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Obj.processNode( String elementName , Locator locator , Attributes attlist ,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sionObj.createPropertyList( PropertyList parent , FOEventHandler foEv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Obj.ExtensionObj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